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7759a"/>
    </style:style>
    <style:style style:name="P2" style:family="paragraph" style:parent-style-name="Heading_20_3">
      <style:text-properties officeooo:paragraph-rsid="00060bd2"/>
    </style:style>
    <style:style style:name="P3" style:family="paragraph" style:parent-style-name="Text_20_body">
      <style:paragraph-properties fo:margin-top="0cm" fo:margin-bottom="0cm" loext:contextual-spacing="false"/>
      <style:text-properties officeooo:paragraph-rsid="0009a0c1"/>
    </style:style>
    <style:style style:name="T1" style:family="text">
      <style:text-properties officeooo:rsid="0007759a"/>
    </style:style>
    <style:style style:name="T2" style:family="text">
      <style:text-properties officeooo:rsid="000965f8"/>
    </style:style>
    <style:style style:name="T3" style:family="text">
      <style:text-properties fo:font-weight="bold" style:font-weight-asian="bold" style:font-weight-complex="bold"/>
    </style:style>
    <style:style style:name="T4" style:family="text">
      <style:text-properties officeooo:rsid="0009a0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PHOBOS, dieu de la Luxure et des Prostituées</text:h>
      <text:p text:style-name="P1">Symbole : Phallus.<text:line-break/>Arme Sacrée : Bâton.<text:line-break/>Capacité Divine : Serviteur invisible (Voie de l'invocation – Ensorceleur).</text:p>
      <text:p text:style-name="P3"><text:span text:style-name="T3">Charmant :</text:span></text:p>
      <text:p text:style-name="P3"><text:span text:style-name="T4">L</text:span>e barde obtient un bonus de +2 par rang atteint dans cette voie pour tous ses tests de CHA visant à séduire, baratiner ou mentir.</text:p>
      <text:p text:style-name="P3"><text:span text:style-name="T3">Envie (L)* :</text:span></text:p>
      <text:p text:style-name="P3">Le prêtre déclenche une puissante émotion d’envie ou de jalousie chez une cible à portée (20 mètres) pour une durée de 10 mi- nutes. La cible peut résister à cette passion par un test de <text:span text:style-name="T2">volonté</text:span> difficulté [10] réussi. Une cible qui rate son test n’est pas consciente d’être influencée. Le MJ devra s’appuyer sur l’environnement social et matériel de la créature ciblée et sur son profil psychologique pour déterminer les effets exacts du sort. Par exemple, cela pourrait provoquer une bagarre générale pour une paire de bottes que le PJ a offert (ou s’est fait voler) à quelques orques… <text:span text:style-name="T3">Manoir d'outre-monde (L)* : <text:s/></text:span></text:p>
      <text:p text:style-name="P3">L’invocateur enchante une porte ordinaire existante (pas une porte artificielle) et, pendant jusqu’à 1 heure par niveau, elle s’ouvre sur un manoir magique au lieu de l’endroit habituel. La porte garde ses caractéristiques originelles (solidité, serrure, etc.), mais ne peut pas être bloquée par magie. Le manoir possède jusqu’à 1 pièce par niveau, pour une surface totale allant jusqu’à 50 m² par niveau de l’invocateur. Il est meublé selon le style choisi par l’invocateur, depuis un taudis lugubre <text:span text:style-name="T2">j</text:span>usqu’à un palais luxueux rempli de victuailles et de vaisselle d’or (aucun objet magique). Les pièces n’ont pas de fenêtre et les objets disparaissent s’ils sortent du manoir. La nourriture qui peut y être trouvée possède des qualités gustatives à la discrétion de l’invocateur. Tous ces aliments désaltèrent ou procurent un effet normal de satiété, mais ils ne nourrissent pas réellement. Si l’invocateur utilise à nouveau ce sort alors qu’un autre manoir était encore actif, le premier disparaît immédiatement. Toutes les créatures à l’intérieur du manoir au moment où il disparaît, sont éjectées devant la porte et subissent 1d6 DM</text:p>
      <text:p text:style-name="P3"><text:span text:style-name="T3">Amitié (L)* :</text:span> </text:p>
      <text:p text:style-name="P3">Si le magicien réussit un test d’attaque magique (portée 10 m) contre le score max de PV d’une cible humanoïde, celle-ci se comporte comme un ami de longue date tant qu’elle n’est pas attaquée. Elle peut résister au sort avec un test de SAG difficulté [12 + Mod. d’INT], renouvelable une fois par jou<text:span text:style-name="T1">r</text:span></text:p>
      <text:p text:style-name="P3"><text:span text:style-name="T3">Serviteur aérien (L)* :</text:span></text:p>
      <text:p text:style-name="P3">Le magicien invoque à son service une créature ailée invisible de grande taille pendant 24 heures. À son arrivée, il doit lui donner la mission de trouver et de rapporter une personne ou un objet. Le serviteur se met immédiatement en chasse avec un instinct infaillible et la trouve à moins que la cible ne soit dissimulée par magie (sort de non détection, par exemple). Le serviteur utilise au mieux ses capacités et son intelligence pour réussir sa mission, mais il ne combat pas sauf pour se défendre. Il parcourt jusqu’à 25 kilomètres par heure. En cas de réussite, le serviteur rapporte l’objet ou la créature et le dépose devant le magicien. À la fin de la durée du sort, si le serviteur aérien n’a pas pu remplir sa mission, <text:span text:style-name="T2">i</text:span>l entre dans une rage destructrice, il retrouve alors le personnage qui l’a invoqué et l’attaque jusqu’à ce qu’il soit vaincu (il n’utilise pas sa capacité d’Enlèvement pour ce comb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2T04:08:42.942407046</meta:creation-date>
    <dc:date>2021-07-02T12:41:08.079568188</dc:date>
    <meta:editing-duration>PT46M58S</meta:editing-duration>
    <meta:editing-cycles>3</meta:editing-cycles>
    <meta:generator>LibreOffice/6.0.7.3$Linux_X86_64 LibreOffice_project/00m0$Build-3</meta:generator>
    <meta:document-statistic meta:table-count="0" meta:image-count="0" meta:object-count="0" meta:page-count="1" meta:paragraph-count="11" meta:word-count="558" meta:character-count="3320" meta:non-whitespace-character-count="2770"/>
  </office:meta>
</office:document-meta>
</file>